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ns0:document-content xmlns:dc="http://purl.org/dc/elements/1.1/" xmlns:ns0="urn:oasis:names:tc:opendocument:xmlns:office:1.0" xmlns:ns1="urn:oasis:names:tc:opendocument:xmlns:style:1.0" xmlns:ns2="urn:oasis:names:tc:opendocument:xmlns:svg-compatible:1.0" xmlns:ns3="http://openoffice.org/2009/office" xmlns:ns4="urn:oasis:names:tc:opendocument:xmlns:text:1.0" ns0:version="1.2">
  <ns0:scripts/>
  <ns0:font-face-decls>
    <ns1:font-face ns1:name="Tahoma1" ns2:font-family="Tahoma"/>
    <ns1:font-face ns1:font-family-generic="roman" ns1:font-pitch="variable" ns1:name="Times New Roman" ns2:font-family="'Times New Roman'"/>
    <ns1:font-face ns1:font-family-generic="swiss" ns1:font-pitch="variable" ns1:name="Arial" ns2:font-family="Arial"/>
    <ns1:font-face ns1:font-family-generic="system" ns1:font-pitch="variable" ns1:name="Andale Sans UI" ns2:font-family="'Andale Sans UI'"/>
    <ns1:font-face ns1:font-family-generic="system" ns1:font-pitch="variable" ns1:name="Tahoma" ns2:font-family="Tahoma"/>
  </ns0:font-face-decls>
  <ns0:automatic-styles>
    <ns1:style ns1:family="paragraph" ns1:name="P1" ns1:parent-style-name="Standard">
      <ns1:text-properties ns3:paragraph-rsid="001a1f53" ns3:rsid="000017ac"/>
    </ns1:style>
  </ns0:automatic-styles>
  <ns0:body>
    <ns0:text>
      <ns4:sequence-decls>
        <ns4:sequence-decl ns4:display-outline-level="0" ns4:name="Illustration"/>
        <ns4:sequence-decl ns4:display-outline-level="0" ns4:name="Table"/>
        <ns4:sequence-decl ns4:display-outline-level="0" ns4:name="Text"/>
        <ns4:sequence-decl ns4:display-outline-level="0" ns4:name="Drawing"/>
      </ns4:sequence-decls>
      <ns4:p ns4:style-name="P1">Hello world! <ns0:annotation ns0:name="__Annotation__2_1907439360">
                    <dc:creator>&lt;анонимный&gt;</dc:creator>
                    <dc:date>2017-10-26T14:10:32.055000000</dc:date>
                    <ns4:p ns4:style-name="P2">
                        <ns4:span ns4:style-name="T1">Текст комментария</ns4:span>
                    </ns4:p>
                </ns0:annotation>
                This is commented text.
                <ns0:annotation-end ns0:name="__Annotation__2_1907439360"/> Bye world!</ns4:p>
    </ns0:tex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1S</meta:editing-duration>
    <meta:editing-cycles>3</meta:editing-cycles>
    <meta:generator>LibreOffice/5.1.1.3$Windows_X86_64 LibreOffice_project/89f508ef3ecebd2cfb8e1def0f0ba9a803b88a6d</meta:generator>
    <dc:date>2017-10-26T14:30:30.393000000</dc:date>
    <meta:document-statistic meta:table-count="0" meta:image-count="0" meta:object-count="0" meta:page-count="1" meta:paragraph-count="1" meta:word-count="8" meta:character-count="47" meta:non-whitespace-character-count="40"/>
    <meta:user-defined meta:name="Info 1"/>
    <meta:user-defined meta:name="Info 2"/>
    <meta:user-defined meta:name="Info 3"/>
    <meta:user-defined meta:name="Info 4"/>
  </office:meta>
</office:document-meta>
</file>